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=5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Raw loop</text:p>
          </table:table-cell>
          <table:table-cell office:value-type="string" calcext:value-type="string">
            <text:p>gfortran -O0</text:p>
          </table:table-cell>
          <table:table-cell table:style-name="ce1" office:value-type="float" office:value="0.164442" calcext:value-type="float">
            <text:p>0.1644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fortran -O3</text:p>
          </table:table-cell>
          <table:table-cell table:style-name="ce1" office:value-type="float" office:value="0.0246076" calcext:value-type="float">
            <text:p>0.02460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aw loop</text:p>
          </table:table-cell>
          <table:table-cell office:value-type="string" calcext:value-type="string">
            <text:p>gcc -O0</text:p>
          </table:table-cell>
          <table:table-cell office:value-type="float" office:value="0.1515905" calcext:value-type="float">
            <text:p>0.15159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cc -O3</text:p>
          </table:table-cell>
          <table:table-cell office:value-type="float" office:value="0.0273253" calcext:value-type="float">
            <text:p>0.027325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Raw loop</text:p>
          </table:table-cell>
          <table:table-cell office:value-type="string" calcext:value-type="string">
            <text:p>g++ -O0</text:p>
          </table:table-cell>
          <table:table-cell office:value-type="float" office:value="0.6125686" calcext:value-type="float">
            <text:p>0.6125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++ -O1</text:p>
          </table:table-cell>
          <table:table-cell office:value-type="float" office:value="0.0371018" calcext:value-type="float">
            <text:p>0.0371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++ -O2</text:p>
          </table:table-cell>
          <table:table-cell office:value-type="float" office:value="0.0338792" calcext:value-type="float">
            <text:p>0.0338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++ -O3</text:p>
          </table:table-cell>
          <table:table-cell office:value-type="float" office:value="0.0278005" calcext:value-type="float">
            <text:p>0.0278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enmp 4cores</text:p>
          </table:table-cell>
          <table:table-cell table:style-name="ce1" office:value-type="float" office:value="0.0116589" calcext:value-type="float">
            <text:p>0.011658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Raw loops</text:p>
          </table:table-cell>
          <table:table-cell/>
          <table:table-cell table:style-name="ce1" office:value-type="float" office:value="61.9345288649784" calcext:value-type="float">
            <text:p>61.9345288649784</text:p>
          </table:table-cell>
          <table:table-cell office:value-type="float" office:value="65.1602425790043" calcext:value-type="float">
            <text:p>65.1602425790043</text:p>
          </table:table-cell>
          <table:table-cell office:value-type="float" office:value="63.035036744026" calcext:value-type="float">
            <text:p>63.035036744026</text:p>
          </table:table-cell>
        </table:table-row>
        <table:table-row table:style-name="ro1">
          <table:table-cell/>
          <table:table-cell office:value-type="string" calcext:value-type="string">
            <text:p>Raw loops + numba</text:p>
          </table:table-cell>
          <table:table-cell/>
          <table:table-cell office:value-type="float" office:value="0.160985400603386" calcext:value-type="float">
            <text:p>0.1609854006033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gle loop</text:p>
          </table:table-cell>
          <table:table-cell/>
          <table:table-cell office:value-type="float" office:value="0.54753425961826" calcext:value-type="float">
            <text:p>0.547534259618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gle loop + numba</text:p>
          </table:table-cell>
          <table:table-cell/>
          <table:table-cell office:value-type="float" office:value="1.22134465699201" calcext:value-type="float">
            <text:p>1.22134465699201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421.1mm" svg:height="187.53mm" svg:x="145.87mm" svg:y="15.67mm">
            <draw:object draw:notify-on-update-of-ranges="Sheet2.A4:Sheet2.A54 Sheet2.B4:Sheet2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6.36mm" svg:height="145.63mm" svg:x="146.38mm" svg:y="224.93mm">
            <draw:object draw:notify-on-update-of-ranges="Sheet2.A61:Sheet2.A69 Sheet2.B61:Sheet2.B69 Sheet2.C61:Sheet2.C69 Sheet2.D61:Sheet2.D69 Sheet2.E61:Sheet2.E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pp -O0</text:p>
          </table:table-cell>
          <table:table-cell office:value-type="float" office:value="0.647123" calcext:value-type="float">
            <text:p>0.647123</text:p>
          </table:table-cell>
          <table:table-cell office:value-type="float" office:value="449765" calcext:value-type="float">
            <text:p>449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p -O1</text:p>
          </table:table-cell>
          <table:table-cell office:value-type="float" office:value="0.0382467" calcext:value-type="float">
            <text:p>0.0382467</text:p>
          </table:table-cell>
          <table:table-cell office:value-type="float" office:value="449304" calcext:value-type="float">
            <text:p>449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p -O2</text:p>
          </table:table-cell>
          <table:table-cell office:value-type="float" office:value="0.0346214" calcext:value-type="float">
            <text:p>0.0346214</text:p>
          </table:table-cell>
          <table:table-cell office:value-type="float" office:value="449327" calcext:value-type="float">
            <text:p>449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p -O3</text:p>
          </table:table-cell>
          <table:table-cell office:value-type="float" office:value="0.0274797" calcext:value-type="float">
            <text:p>0.0274797</text:p>
          </table:table-cell>
          <table:table-cell office:value-type="float" office:value="446046" calcext:value-type="float">
            <text:p>44604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pp -Os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448204" calcext:value-type="float">
            <text:p>44820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 -O0</text:p>
          </table:table-cell>
          <table:table-cell office:value-type="float" office:value="0.162359" calcext:value-type="float">
            <text:p>0.162359</text:p>
          </table:table-cell>
          <table:table-cell office:value-type="float" office:value="447468" calcext:value-type="float">
            <text:p>44746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 -O3</text:p>
          </table:table-cell>
          <table:table-cell office:value-type="float" office:value="0.0253729" calcext:value-type="float">
            <text:p>0.0253729</text:p>
          </table:table-cell>
          <table:table-cell office:value-type="float" office:value="449128" calcext:value-type="float">
            <text:p>449128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FORTRAN -O0</text:p>
          </table:table-cell>
          <table:table-cell office:value-type="float" office:value="0.182073" calcext:value-type="float">
            <text:p>0.182073</text:p>
          </table:table-cell>
          <table:table-cell office:value-type="float" office:value="448936" calcext:value-type="float">
            <text:p>44893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FORTRAN -O3</text:p>
          </table:table-cell>
          <table:table-cell office:value-type="float" office:value="0.0265217" calcext:value-type="float">
            <text:p>0.0265217</text:p>
          </table:table-cell>
          <table:table-cell office:value-type="float" office:value="448960" calcext:value-type="float">
            <text:p>44896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08412" calcext:value-type="float">
            <text:p>0.08412</text:p>
          </table:table-cell>
          <table:table-cell office:value-type="float" office:value="448834" calcext:value-type="float">
            <text:p>44883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148116" calcext:value-type="float">
            <text:p>0.148116</text:p>
          </table:table-cell>
          <table:table-cell office:value-type="float" office:value="450880" calcext:value-type="float">
            <text:p>45088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ATLAB14a raw</text:p>
          </table:table-cell>
          <table:table-cell office:value-type="float" office:value="60.2977" calcext:value-type="float">
            <text:p>60.2977</text:p>
          </table:table-cell>
          <table:table-cell office:value-type="float" office:value="454245" calcext:value-type="float">
            <text:p>45424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ATLAB14a matrix</text:p>
          </table:table-cell>
          <table:table-cell office:value-type="float" office:value="0.227879" calcext:value-type="float">
            <text:p>0.227879</text:p>
          </table:table-cell>
          <table:table-cell office:value-type="float" office:value="448955" calcext:value-type="float">
            <text:p>44895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MATLAB14a raw+par</text:p>
          </table:table-cell>
          <table:table-cell office:value-type="float" office:value="21.484" calcext:value-type="float">
            <text:p>21.484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4a matrix+par</text:p>
          </table:table-cell>
          <table:table-cell office:value-type="float" office:value="0.111814" calcext:value-type="float">
            <text:p>0.111814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4b raw</text:p>
          </table:table-cell>
          <table:table-cell office:value-type="float" office:value="64.7757" calcext:value-type="float">
            <text:p>64.7757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4b matrix</text:p>
          </table:table-cell>
          <table:table-cell office:value-type="float" office:value="0.233269" calcext:value-type="float">
            <text:p>0.233269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4b raw+par</text:p>
          </table:table-cell>
          <table:table-cell office:value-type="float" office:value="82.7556" calcext:value-type="float">
            <text:p>82.7556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4b matrix+par</text:p>
          </table:table-cell>
          <table:table-cell office:value-type="float" office:value="0.295427" calcext:value-type="float">
            <text:p>0.295427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a raw</text:p>
          </table:table-cell>
          <table:table-cell office:value-type="float" office:value="63.3939" calcext:value-type="float">
            <text:p>63.3939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a matrix</text:p>
          </table:table-cell>
          <table:table-cell office:value-type="float" office:value="0.237397" calcext:value-type="float">
            <text:p>0.237397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a raw+par</text:p>
          </table:table-cell>
          <table:table-cell office:value-type="float" office:value="84.6633" calcext:value-type="float">
            <text:p>84.6633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a matrix+par</text:p>
          </table:table-cell>
          <table:table-cell office:value-type="float" office:value="0.29172" calcext:value-type="float">
            <text:p>0.29172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b raw</text:p>
          </table:table-cell>
          <table:table-cell office:value-type="float" office:value="1.40936" calcext:value-type="float">
            <text:p>1.40936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b matrix</text:p>
          </table:table-cell>
          <table:table-cell office:value-type="float" office:value="0.222277" calcext:value-type="float">
            <text:p>0.222277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b raw+par</text:p>
          </table:table-cell>
          <table:table-cell office:value-type="float" office:value="1.53944" calcext:value-type="float">
            <text:p>1.53944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5b matrix+par</text:p>
          </table:table-cell>
          <table:table-cell office:value-type="float" office:value="0.216446" calcext:value-type="float">
            <text:p>0.216446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a raw</text:p>
          </table:table-cell>
          <table:table-cell office:value-type="float" office:value="1.40353" calcext:value-type="float">
            <text:p>1.40353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a matrix</text:p>
          </table:table-cell>
          <table:table-cell office:value-type="float" office:value="0.222607" calcext:value-type="float">
            <text:p>0.222607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a raw+par</text:p>
          </table:table-cell>
          <table:table-cell office:value-type="float" office:value="1.54994" calcext:value-type="float">
            <text:p>1.54994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a matrix+par</text:p>
          </table:table-cell>
          <table:table-cell office:value-type="float" office:value="0.205019" calcext:value-type="float">
            <text:p>0.205019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b raw</text:p>
          </table:table-cell>
          <table:table-cell office:value-type="float" office:value="0.671446" calcext:value-type="float">
            <text:p>0.671446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b matrix</text:p>
          </table:table-cell>
          <table:table-cell office:value-type="float" office:value="0.161259" calcext:value-type="float">
            <text:p>0.161259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b raw+par</text:p>
          </table:table-cell>
          <table:table-cell office:value-type="float" office:value="0.773532" calcext:value-type="float">
            <text:p>0.773532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6b matrix+par</text:p>
          </table:table-cell>
          <table:table-cell office:value-type="float" office:value="0.162672" calcext:value-type="float">
            <text:p>0.162672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a raw</text:p>
          </table:table-cell>
          <table:table-cell office:value-type="float" office:value="0.675078" calcext:value-type="float">
            <text:p>0.675078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a matrix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a raw+par</text:p>
          </table:table-cell>
          <table:table-cell office:value-type="float" office:value="0.923614" calcext:value-type="float">
            <text:p>0.923614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a matrix+par</text:p>
          </table:table-cell>
          <table:table-cell office:value-type="float" office:value="0.158938" calcext:value-type="float">
            <text:p>0.158938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b raw</text:p>
          </table:table-cell>
          <table:table-cell office:value-type="float" office:value="0.646029" calcext:value-type="float">
            <text:p>0.646029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b matrix</text:p>
          </table:table-cell>
          <table:table-cell office:value-type="float" office:value="0.156689" calcext:value-type="float">
            <text:p>0.156689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b raw+par</text:p>
          </table:table-cell>
          <table:table-cell office:value-type="float" office:value="19.2202" calcext:value-type="float">
            <text:p>19.2202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7b matrix+par</text:p>
          </table:table-cell>
          <table:table-cell office:value-type="float" office:value="0.164099" calcext:value-type="float">
            <text:p>0.164099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8a raw</text:p>
          </table:table-cell>
          <table:table-cell office:value-type="float" office:value="0.63493" calcext:value-type="float">
            <text:p>0.63493</text:p>
          </table:table-cell>
          <table:table-cell office:value-type="float" office:value="454245" calcext:value-type="float">
            <text:p>45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8a matrix</text:p>
          </table:table-cell>
          <table:table-cell office:value-type="float" office:value="0.157874" calcext:value-type="float">
            <text:p>0.157874</text:p>
          </table:table-cell>
          <table:table-cell office:value-type="float" office:value="448955" calcext:value-type="float">
            <text:p>448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8a raw+par</text:p>
          </table:table-cell>
          <table:table-cell office:value-type="float" office:value="0.694106" calcext:value-type="float">
            <text:p>0.694106</text:p>
          </table:table-cell>
          <table:table-cell office:value-type="float" office:value="453937" calcext:value-type="float">
            <text:p>453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18a matrix+par</text:p>
          </table:table-cell>
          <table:table-cell office:value-type="float" office:value="0.1454" calcext:value-type="float">
            <text:p>0.1454</text:p>
          </table:table-cell>
          <table:table-cell office:value-type="float" office:value="448816" calcext:value-type="float">
            <text:p>448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raw</text:p>
          </table:table-cell>
          <table:table-cell office:value-type="float" office:value="70.1565" calcext:value-type="float">
            <text:p>70.1565</text:p>
          </table:table-cell>
          <table:table-cell office:value-type="float" office:value="448879" calcext:value-type="float">
            <text:p>44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numpy</text:p>
          </table:table-cell>
          <table:table-cell office:value-type="float" office:value="0.314953" calcext:value-type="float">
            <text:p>0.314953</text:p>
          </table:table-cell>
          <table:table-cell office:value-type="float" office:value="448130" calcext:value-type="float">
            <text:p>448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numba</text:p>
          </table:table-cell>
          <table:table-cell office:value-type="float" office:value="0.167829" calcext:value-type="float">
            <text:p>0.167829</text:p>
          </table:table-cell>
          <table:table-cell office:value-type="float" office:value="448644" calcext:value-type="float">
            <text:p>44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 numba+numpy</text:p>
          </table:table-cell>
          <table:table-cell office:value-type="float" office:value="1.1735" calcext:value-type="float">
            <text:p>1.1735</text:p>
          </table:table-cell>
          <table:table-cell office:value-type="float" office:value="224718" calcext:value-type="float">
            <text:p>224718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2014a</text:p>
          </table:table-cell>
          <table:table-cell office:value-type="float" office:value="60.2977" calcext:value-type="float">
            <text:p>60.2977</text:p>
          </table:table-cell>
          <table:table-cell office:value-type="float" office:value="0.227879" calcext:value-type="float">
            <text:p>0.227879</text:p>
          </table:table-cell>
          <table:table-cell office:value-type="float" office:value="21.484" calcext:value-type="float">
            <text:p>21.484</text:p>
          </table:table-cell>
          <table:table-cell office:value-type="float" office:value="0.111814" calcext:value-type="float">
            <text:p>0.111814</text:p>
          </table:table-cell>
        </table:table-row>
        <table:table-row table:style-name="ro1">
          <table:table-cell office:value-type="string" calcext:value-type="string">
            <text:p>2014b</text:p>
          </table:table-cell>
          <table:table-cell office:value-type="float" office:value="64.7757" calcext:value-type="float">
            <text:p>64.7757</text:p>
          </table:table-cell>
          <table:table-cell office:value-type="float" office:value="0.233269" calcext:value-type="float">
            <text:p>0.233269</text:p>
          </table:table-cell>
          <table:table-cell office:value-type="float" office:value="82.7556" calcext:value-type="float">
            <text:p>82.7556</text:p>
          </table:table-cell>
          <table:table-cell office:value-type="float" office:value="0.295427" calcext:value-type="float">
            <text:p>0.295427</text:p>
          </table:table-cell>
        </table:table-row>
        <table:table-row table:style-name="ro1">
          <table:table-cell office:value-type="string" calcext:value-type="string">
            <text:p>2015a</text:p>
          </table:table-cell>
          <table:table-cell office:value-type="float" office:value="63.3939" calcext:value-type="float">
            <text:p>63.3939</text:p>
          </table:table-cell>
          <table:table-cell office:value-type="float" office:value="0.237397" calcext:value-type="float">
            <text:p>0.237397</text:p>
          </table:table-cell>
          <table:table-cell office:value-type="float" office:value="84.6633" calcext:value-type="float">
            <text:p>84.6633</text:p>
          </table:table-cell>
          <table:table-cell office:value-type="float" office:value="0.29172" calcext:value-type="float">
            <text:p>0.29172</text:p>
          </table:table-cell>
        </table:table-row>
        <table:table-row table:style-name="ro1">
          <table:table-cell office:value-type="string" calcext:value-type="string">
            <text:p>2015b</text:p>
          </table:table-cell>
          <table:table-cell office:value-type="float" office:value="1.40936" calcext:value-type="float">
            <text:p>1.40936</text:p>
          </table:table-cell>
          <table:table-cell office:value-type="float" office:value="0.222277" calcext:value-type="float">
            <text:p>0.222277</text:p>
          </table:table-cell>
          <table:table-cell office:value-type="float" office:value="1.53944" calcext:value-type="float">
            <text:p>1.53944</text:p>
          </table:table-cell>
          <table:table-cell office:value-type="float" office:value="0.216446" calcext:value-type="float">
            <text:p>0.216446</text:p>
          </table:table-cell>
        </table:table-row>
        <table:table-row table:style-name="ro1">
          <table:table-cell office:value-type="string" calcext:value-type="string">
            <text:p>2016a</text:p>
          </table:table-cell>
          <table:table-cell office:value-type="float" office:value="1.40353" calcext:value-type="float">
            <text:p>1.40353</text:p>
          </table:table-cell>
          <table:table-cell office:value-type="float" office:value="0.222607" calcext:value-type="float">
            <text:p>0.222607</text:p>
          </table:table-cell>
          <table:table-cell office:value-type="float" office:value="1.54994" calcext:value-type="float">
            <text:p>1.54994</text:p>
          </table:table-cell>
          <table:table-cell office:value-type="float" office:value="0.205019" calcext:value-type="float">
            <text:p>0.205019</text:p>
          </table:table-cell>
        </table:table-row>
        <table:table-row table:style-name="ro1">
          <table:table-cell office:value-type="string" calcext:value-type="string">
            <text:p>2016b</text:p>
          </table:table-cell>
          <table:table-cell office:value-type="float" office:value="0.671446" calcext:value-type="float">
            <text:p>0.671446</text:p>
          </table:table-cell>
          <table:table-cell office:value-type="float" office:value="0.161259" calcext:value-type="float">
            <text:p>0.161259</text:p>
          </table:table-cell>
          <table:table-cell office:value-type="float" office:value="0.773532" calcext:value-type="float">
            <text:p>0.773532</text:p>
          </table:table-cell>
          <table:table-cell office:value-type="float" office:value="0.162672" calcext:value-type="float">
            <text:p>0.162672</text:p>
          </table:table-cell>
        </table:table-row>
        <table:table-row table:style-name="ro1">
          <table:table-cell office:value-type="string" calcext:value-type="string">
            <text:p>2017a</text:p>
          </table:table-cell>
          <table:table-cell office:value-type="float" office:value="0.675078" calcext:value-type="float">
            <text:p>0.675078</text:p>
          </table:table-cell>
          <table:table-cell office:value-type="float" office:value="0.16384" calcext:value-type="float">
            <text:p>0.16384</text:p>
          </table:table-cell>
          <table:table-cell office:value-type="float" office:value="0.923614" calcext:value-type="float">
            <text:p>0.923614</text:p>
          </table:table-cell>
          <table:table-cell office:value-type="float" office:value="0.158938" calcext:value-type="float">
            <text:p>0.158938</text:p>
          </table:table-cell>
        </table:table-row>
        <table:table-row table:style-name="ro1">
          <table:table-cell office:value-type="string" calcext:value-type="string">
            <text:p>2017b</text:p>
          </table:table-cell>
          <table:table-cell office:value-type="float" office:value="0.646029" calcext:value-type="float">
            <text:p>0.646029</text:p>
          </table:table-cell>
          <table:table-cell office:value-type="float" office:value="0.156689" calcext:value-type="float">
            <text:p>0.156689</text:p>
          </table:table-cell>
          <table:table-cell office:value-type="float" office:value="19.2202" calcext:value-type="float">
            <text:p>19.2202</text:p>
          </table:table-cell>
          <table:table-cell office:value-type="float" office:value="0.164099" calcext:value-type="float">
            <text:p>0.164099</text:p>
          </table:table-cell>
        </table:table-row>
        <table:table-row table:style-name="ro1">
          <table:table-cell office:value-type="string" calcext:value-type="string">
            <text:p>2018a</text:p>
          </table:table-cell>
          <table:table-cell office:value-type="float" office:value="0.63493" calcext:value-type="float">
            <text:p>0.63493</text:p>
          </table:table-cell>
          <table:table-cell office:value-type="float" office:value="0.157874" calcext:value-type="float">
            <text:p>0.157874</text:p>
          </table:table-cell>
          <table:table-cell office:value-type="float" office:value="0.694106" calcext:value-type="float">
            <text:p>0.694106</text:p>
          </table:table-cell>
          <table:table-cell office:value-type="float" office:value="0.1454" calcext:value-type="float">
            <text:p>0.145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8:12:55.957611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8:11:54.119992274</meta:creation-date>
    <meta:generator>LibreOffice/6.0.7.3$Linux_X86_64 LibreOffice_project/00m0$Build-3</meta:generator>
    <dc:date>2019-11-24T20:41:25.480849997</dc:date>
    <meta:editing-duration>PT7H56M</meta:editing-duration>
    <meta:editing-cycles>15</meta:editing-cycles>
    <meta:document-statistic meta:table-count="3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111cm" svg:height="18.754cm" xlink:href=".." xlink:type="simple" chart:class="chart:bar" chart:style-name="ch1">
        <chart:legend chart:legend-position="end" svg:x="39.848cm" svg:y="9.078cm" style:legend-expansion="high" chart:style-name="ch2"/>
        <chart:plot-area chart:style-name="ch3" table:cell-range-address="Sheet2.A4:Sheet2.B54" chart:data-source-has-labels="column" svg:x="0.842cm" svg:y="0.375cm" svg:width="38.164cm" svg:height="18.004cm">
          <chartooo:coordinate-region svg:x="1.94cm" svg:y="0.375cm" svg:width="37.066cm" svg:height="14.581cm"/>
          <chart:axis chart:dimension="x" chart:name="primary-x" chart:style-name="ch4" chartooo:axis-type="auto">
            <chartooo:date-scale/>
            <chart:categories table:cell-range-address="Sheet2.A4:Sheet2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:Sheet2.B54" chart:class="chart:bar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pp -O0</text:p>
                <draw:g>
                  <svg:desc>Sheet2.A4:Sheet2.A54</svg:desc>
                </draw:g>
              </table:table-cell>
              <table:table-cell office:value-type="float" office:value="0.647123">
                <text:p>0.647123</text:p>
                <draw:g>
                  <svg:desc>Sheet2.B4:Sheet2.B54</svg:desc>
                </draw:g>
              </table:table-cell>
            </table:table-row>
            <table:table-row>
              <table:table-cell office:value-type="string">
                <text:p>Cpp -O1</text:p>
              </table:table-cell>
              <table:table-cell office:value-type="float" office:value="0.0382467">
                <text:p>0.0382467</text:p>
              </table:table-cell>
            </table:table-row>
            <table:table-row>
              <table:table-cell office:value-type="string">
                <text:p>Cpp -O2</text:p>
              </table:table-cell>
              <table:table-cell office:value-type="float" office:value="0.0346214">
                <text:p>0.0346214</text:p>
              </table:table-cell>
            </table:table-row>
            <table:table-row>
              <table:table-cell office:value-type="string">
                <text:p>Cpp -O3</text:p>
              </table:table-cell>
              <table:table-cell office:value-type="float" office:value="0.0274797">
                <text:p>0.0274797</text:p>
              </table:table-cell>
            </table:table-row>
            <table:table-row>
              <table:table-cell office:value-type="string">
                <text:p>Cpp -Os</text:p>
              </table:table-cell>
              <table:table-cell office:value-type="float" office:value="0.0557866">
                <text:p>0.0557866</text:p>
              </table:table-cell>
            </table:table-row>
            <table:table-row>
              <table:table-cell office:value-type="string">
                <text:p>C -O0</text:p>
              </table:table-cell>
              <table:table-cell office:value-type="float" office:value="0.162359">
                <text:p>0.162359</text:p>
              </table:table-cell>
            </table:table-row>
            <table:table-row>
              <table:table-cell office:value-type="string">
                <text:p>C -O3</text:p>
              </table:table-cell>
              <table:table-cell office:value-type="float" office:value="0.0253729">
                <text:p>0.0253729</text:p>
              </table:table-cell>
            </table:table-row>
            <table:table-row>
              <table:table-cell office:value-type="string">
                <text:p>FORTRAN -O0</text:p>
              </table:table-cell>
              <table:table-cell office:value-type="float" office:value="0.182073">
                <text:p>0.182073</text:p>
              </table:table-cell>
            </table:table-row>
            <table:table-row>
              <table:table-cell office:value-type="string">
                <text:p>FORTRAN -O3</text:p>
              </table:table-cell>
              <table:table-cell office:value-type="float" office:value="0.0265217">
                <text:p>0.0265217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8412">
                <text:p>0.08412</text:p>
              </table:table-cell>
            </table:table-row>
            <table:table-row>
              <table:table-cell office:value-type="string">
                <text:p>JS</text:p>
              </table:table-cell>
              <table:table-cell office:value-type="float" office:value="0.148116">
                <text:p>0.148116</text:p>
              </table:table-cell>
            </table:table-row>
            <table:table-row>
              <table:table-cell office:value-type="string">
                <text:p>MATLAB14a raw</text:p>
              </table:table-cell>
              <table:table-cell office:value-type="float" office:value="60.2977">
                <text:p>60.2977</text:p>
              </table:table-cell>
            </table:table-row>
            <table:table-row>
              <table:table-cell office:value-type="string">
                <text:p>MATLAB14a matrix</text:p>
              </table:table-cell>
              <table:table-cell office:value-type="float" office:value="0.227879">
                <text:p>0.227879</text:p>
              </table:table-cell>
            </table:table-row>
            <table:table-row>
              <table:table-cell office:value-type="string">
                <text:p>MATLAB14a raw+par</text:p>
              </table:table-cell>
              <table:table-cell office:value-type="float" office:value="21.484">
                <text:p>21.484</text:p>
              </table:table-cell>
            </table:table-row>
            <table:table-row>
              <table:table-cell office:value-type="string">
                <text:p>MATLAB14a matrix+par</text:p>
              </table:table-cell>
              <table:table-cell office:value-type="float" office:value="0.111814">
                <text:p>0.111814</text:p>
              </table:table-cell>
            </table:table-row>
            <table:table-row>
              <table:table-cell office:value-type="string">
                <text:p>MATLAB14b raw</text:p>
              </table:table-cell>
              <table:table-cell office:value-type="float" office:value="64.7757">
                <text:p>64.7757</text:p>
              </table:table-cell>
            </table:table-row>
            <table:table-row>
              <table:table-cell office:value-type="string">
                <text:p>MATLAB14b matrix</text:p>
              </table:table-cell>
              <table:table-cell office:value-type="float" office:value="0.233269">
                <text:p>0.233269</text:p>
              </table:table-cell>
            </table:table-row>
            <table:table-row>
              <table:table-cell office:value-type="string">
                <text:p>MATLAB14b raw+par</text:p>
              </table:table-cell>
              <table:table-cell office:value-type="float" office:value="82.7556">
                <text:p>82.7556</text:p>
              </table:table-cell>
            </table:table-row>
            <table:table-row>
              <table:table-cell office:value-type="string">
                <text:p>MATLAB14b matrix+par</text:p>
              </table:table-cell>
              <table:table-cell office:value-type="float" office:value="0.295427">
                <text:p>0.295427</text:p>
              </table:table-cell>
            </table:table-row>
            <table:table-row>
              <table:table-cell office:value-type="string">
                <text:p>MATLAB15a raw</text:p>
              </table:table-cell>
              <table:table-cell office:value-type="float" office:value="63.3939">
                <text:p>63.3939</text:p>
              </table:table-cell>
            </table:table-row>
            <table:table-row>
              <table:table-cell office:value-type="string">
                <text:p>MATLAB15a matrix</text:p>
              </table:table-cell>
              <table:table-cell office:value-type="float" office:value="0.237397">
                <text:p>0.237397</text:p>
              </table:table-cell>
            </table:table-row>
            <table:table-row>
              <table:table-cell office:value-type="string">
                <text:p>MATLAB15a raw+par</text:p>
              </table:table-cell>
              <table:table-cell office:value-type="float" office:value="84.6633">
                <text:p>84.6633</text:p>
              </table:table-cell>
            </table:table-row>
            <table:table-row>
              <table:table-cell office:value-type="string">
                <text:p>MATLAB15a matrix+par</text:p>
              </table:table-cell>
              <table:table-cell office:value-type="float" office:value="0.29172">
                <text:p>0.29172</text:p>
              </table:table-cell>
            </table:table-row>
            <table:table-row>
              <table:table-cell office:value-type="string">
                <text:p>MATLAB15b raw</text:p>
              </table:table-cell>
              <table:table-cell office:value-type="float" office:value="1.40936">
                <text:p>1.40936</text:p>
              </table:table-cell>
            </table:table-row>
            <table:table-row>
              <table:table-cell office:value-type="string">
                <text:p>MATLAB15b matrix</text:p>
              </table:table-cell>
              <table:table-cell office:value-type="float" office:value="0.222277">
                <text:p>0.222277</text:p>
              </table:table-cell>
            </table:table-row>
            <table:table-row>
              <table:table-cell office:value-type="string">
                <text:p>MATLAB15b raw+par</text:p>
              </table:table-cell>
              <table:table-cell office:value-type="float" office:value="1.53944">
                <text:p>1.53944</text:p>
              </table:table-cell>
            </table:table-row>
            <table:table-row>
              <table:table-cell office:value-type="string">
                <text:p>MATLAB15b matrix+par</text:p>
              </table:table-cell>
              <table:table-cell office:value-type="float" office:value="0.216446">
                <text:p>0.216446</text:p>
              </table:table-cell>
            </table:table-row>
            <table:table-row>
              <table:table-cell office:value-type="string">
                <text:p>MATLAB16a raw</text:p>
              </table:table-cell>
              <table:table-cell office:value-type="float" office:value="1.40353">
                <text:p>1.40353</text:p>
              </table:table-cell>
            </table:table-row>
            <table:table-row>
              <table:table-cell office:value-type="string">
                <text:p>MATLAB16a matrix</text:p>
              </table:table-cell>
              <table:table-cell office:value-type="float" office:value="0.222607">
                <text:p>0.222607</text:p>
              </table:table-cell>
            </table:table-row>
            <table:table-row>
              <table:table-cell office:value-type="string">
                <text:p>MATLAB16a raw+par</text:p>
              </table:table-cell>
              <table:table-cell office:value-type="float" office:value="1.54994">
                <text:p>1.54994</text:p>
              </table:table-cell>
            </table:table-row>
            <table:table-row>
              <table:table-cell office:value-type="string">
                <text:p>MATLAB16a matrix+par</text:p>
              </table:table-cell>
              <table:table-cell office:value-type="float" office:value="0.205019">
                <text:p>0.205019</text:p>
              </table:table-cell>
            </table:table-row>
            <table:table-row>
              <table:table-cell office:value-type="string">
                <text:p>MATLAB16b raw</text:p>
              </table:table-cell>
              <table:table-cell office:value-type="float" office:value="0.671446">
                <text:p>0.671446</text:p>
              </table:table-cell>
            </table:table-row>
            <table:table-row>
              <table:table-cell office:value-type="string">
                <text:p>MATLAB16b matrix</text:p>
              </table:table-cell>
              <table:table-cell office:value-type="float" office:value="0.161259">
                <text:p>0.161259</text:p>
              </table:table-cell>
            </table:table-row>
            <table:table-row>
              <table:table-cell office:value-type="string">
                <text:p>MATLAB16b raw+par</text:p>
              </table:table-cell>
              <table:table-cell office:value-type="float" office:value="0.773532">
                <text:p>0.773532</text:p>
              </table:table-cell>
            </table:table-row>
            <table:table-row>
              <table:table-cell office:value-type="string">
                <text:p>MATLAB16b matrix+par</text:p>
              </table:table-cell>
              <table:table-cell office:value-type="float" office:value="0.162672">
                <text:p>0.162672</text:p>
              </table:table-cell>
            </table:table-row>
            <table:table-row>
              <table:table-cell office:value-type="string">
                <text:p>MATLAB17a raw</text:p>
              </table:table-cell>
              <table:table-cell office:value-type="float" office:value="0.675078">
                <text:p>0.675078</text:p>
              </table:table-cell>
            </table:table-row>
            <table:table-row>
              <table:table-cell office:value-type="string">
                <text:p>MATLAB17a matrix</text:p>
              </table:table-cell>
              <table:table-cell office:value-type="float" office:value="0.16384">
                <text:p>0.16384</text:p>
              </table:table-cell>
            </table:table-row>
            <table:table-row>
              <table:table-cell office:value-type="string">
                <text:p>MATLAB17a raw+par</text:p>
              </table:table-cell>
              <table:table-cell office:value-type="float" office:value="0.923614">
                <text:p>0.923614</text:p>
              </table:table-cell>
            </table:table-row>
            <table:table-row>
              <table:table-cell office:value-type="string">
                <text:p>MATLAB17a matrix+par</text:p>
              </table:table-cell>
              <table:table-cell office:value-type="float" office:value="0.158938">
                <text:p>0.158938</text:p>
              </table:table-cell>
            </table:table-row>
            <table:table-row>
              <table:table-cell office:value-type="string">
                <text:p>MATLAB17b raw</text:p>
              </table:table-cell>
              <table:table-cell office:value-type="float" office:value="0.646029">
                <text:p>0.646029</text:p>
              </table:table-cell>
            </table:table-row>
            <table:table-row>
              <table:table-cell office:value-type="string">
                <text:p>MATLAB17b matrix</text:p>
              </table:table-cell>
              <table:table-cell office:value-type="float" office:value="0.156689">
                <text:p>0.156689</text:p>
              </table:table-cell>
            </table:table-row>
            <table:table-row>
              <table:table-cell office:value-type="string">
                <text:p>MATLAB17b raw+par</text:p>
              </table:table-cell>
              <table:table-cell office:value-type="float" office:value="19.2202">
                <text:p>19.2202</text:p>
              </table:table-cell>
            </table:table-row>
            <table:table-row>
              <table:table-cell office:value-type="string">
                <text:p>MATLAB17b matrix+par</text:p>
              </table:table-cell>
              <table:table-cell office:value-type="float" office:value="0.164099">
                <text:p>0.164099</text:p>
              </table:table-cell>
            </table:table-row>
            <table:table-row>
              <table:table-cell office:value-type="string">
                <text:p>MATLAB18a raw</text:p>
              </table:table-cell>
              <table:table-cell office:value-type="float" office:value="0.63493">
                <text:p>0.63493</text:p>
              </table:table-cell>
            </table:table-row>
            <table:table-row>
              <table:table-cell office:value-type="string">
                <text:p>MATLAB18a matrix</text:p>
              </table:table-cell>
              <table:table-cell office:value-type="float" office:value="0.157874">
                <text:p>0.157874</text:p>
              </table:table-cell>
            </table:table-row>
            <table:table-row>
              <table:table-cell office:value-type="string">
                <text:p>MATLAB18a raw+par</text:p>
              </table:table-cell>
              <table:table-cell office:value-type="float" office:value="0.694106">
                <text:p>0.694106</text:p>
              </table:table-cell>
            </table:table-row>
            <table:table-row>
              <table:table-cell office:value-type="string">
                <text:p>MATLAB18a matrix+par</text:p>
              </table:table-cell>
              <table:table-cell office:value-type="float" office:value="0.1454">
                <text:p>0.1454</text:p>
              </table:table-cell>
            </table:table-row>
            <table:table-row>
              <table:table-cell office:value-type="string">
                <text:p>PYTHON raw</text:p>
              </table:table-cell>
              <table:table-cell office:value-type="float" office:value="70.1565">
                <text:p>70.1565</text:p>
              </table:table-cell>
            </table:table-row>
            <table:table-row>
              <table:table-cell office:value-type="string">
                <text:p>PYTHON numpy</text:p>
              </table:table-cell>
              <table:table-cell office:value-type="float" office:value="0.314953">
                <text:p>0.314953</text:p>
              </table:table-cell>
            </table:table-row>
            <table:table-row>
              <table:table-cell office:value-type="string">
                <text:p>PYTHON numba</text:p>
              </table:table-cell>
              <table:table-cell office:value-type="float" office:value="0.167829">
                <text:p>0.167829</text:p>
              </table:table-cell>
            </table:table-row>
            <table:table-row>
              <table:table-cell office:value-type="string">
                <text:p>PYTHON numba+numpy</text:p>
              </table:table-cell>
              <table:table-cell office:value-type="float" office:value="1.1735">
                <text:p>1.1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37cm" svg:height="14.564cm" xlink:href=".." xlink:type="simple" chart:class="chart:line" chart:style-name="ch1">
        <chart:legend chart:legend-position="end" svg:x="33.727cm" svg:y="6.236cm" style:legend-expansion="high" chart:style-name="ch2"/>
        <chart:plot-area chart:style-name="ch3" table:cell-range-address="Sheet2.A61:Sheet2.E69" chart:data-source-has-labels="both" svg:x="0.752cm" svg:y="0.291cm" svg:width="32.223cm" svg:height="13.982cm">
          <chartooo:coordinate-region svg:x="1.479cm" svg:y="0.49cm" svg:width="30.951cm" svg:height="13.136cm"/>
          <chart:axis chart:dimension="x" chart:name="primary-x" chart:style-name="ch4" chartooo:axis-type="auto">
            <chartooo:date-scale/>
            <chart:categories table:cell-range-address="Sheet2.A61:Sheet2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61:Sheet2.B69" loext:label-string="&quot;Raw loop&quot;" chart:class="chart:line">
            <chart:data-point chart:repeated="9"/>
          </chart:series>
          <chart:series chart:style-name="ch8" chart:values-cell-range-address="Sheet2.C61:Sheet2.C69" loext:label-string="&quot;Matrices&quot;" chart:class="chart:line">
            <chart:data-point chart:repeated="9"/>
          </chart:series>
          <chart:series chart:style-name="ch9" chart:values-cell-range-address="Sheet2.D61:Sheet2.D69" loext:label-string="&quot;Parallel raw loop&quot;" chart:class="chart:line">
            <chart:data-point chart:repeated="9"/>
          </chart:series>
          <chart:series chart:style-name="ch10" chart:values-cell-range-address="Sheet2.E61:Sheet2.E69" loext:label-string="&quot;Parallel Matrices&quot;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 loop</text:p>
              </table:table-cell>
              <table:table-cell office:value-type="string">
                <text:p>Matrices</text:p>
              </table:table-cell>
              <table:table-cell office:value-type="string">
                <text:p>Parallel raw loop</text:p>
              </table:table-cell>
              <table:table-cell office:value-type="string">
                <text:p>Parallel Matrices</text:p>
              </table:table-cell>
            </table:table-row>
          </table:table-header-rows>
          <table:table-rows>
            <table:table-row>
              <table:table-cell office:value-type="string">
                <text:p>2014a</text:p>
                <draw:g>
                  <svg:desc>Sheet2.A61:Sheet2.A69</svg:desc>
                </draw:g>
              </table:table-cell>
              <table:table-cell office:value-type="float" office:value="60.2977">
                <text:p>60.2977</text:p>
                <draw:g>
                  <svg:desc>Sheet2.B61:Sheet2.B69</svg:desc>
                </draw:g>
              </table:table-cell>
              <table:table-cell office:value-type="float" office:value="0.227879">
                <text:p>0.227879</text:p>
                <draw:g>
                  <svg:desc>Sheet2.C61:Sheet2.C69</svg:desc>
                </draw:g>
              </table:table-cell>
              <table:table-cell office:value-type="float" office:value="21.484">
                <text:p>21.484</text:p>
                <draw:g>
                  <svg:desc>Sheet2.D61:Sheet2.D69</svg:desc>
                </draw:g>
              </table:table-cell>
              <table:table-cell office:value-type="float" office:value="0.111814">
                <text:p>0.111814</text:p>
                <draw:g>
                  <svg:desc>Sheet2.E61:Sheet2.E69</svg:desc>
                </draw:g>
              </table:table-cell>
            </table:table-row>
            <table:table-row>
              <table:table-cell office:value-type="string">
                <text:p>2014b</text:p>
              </table:table-cell>
              <table:table-cell office:value-type="float" office:value="64.7757">
                <text:p>64.7757</text:p>
              </table:table-cell>
              <table:table-cell office:value-type="float" office:value="0.233269">
                <text:p>0.233269</text:p>
              </table:table-cell>
              <table:table-cell office:value-type="float" office:value="82.7556">
                <text:p>82.7556</text:p>
              </table:table-cell>
              <table:table-cell office:value-type="float" office:value="0.295427">
                <text:p>0.295427</text:p>
              </table:table-cell>
            </table:table-row>
            <table:table-row>
              <table:table-cell office:value-type="string">
                <text:p>2015a</text:p>
              </table:table-cell>
              <table:table-cell office:value-type="float" office:value="63.3939">
                <text:p>63.3939</text:p>
              </table:table-cell>
              <table:table-cell office:value-type="float" office:value="0.237397">
                <text:p>0.237397</text:p>
              </table:table-cell>
              <table:table-cell office:value-type="float" office:value="84.6633">
                <text:p>84.6633</text:p>
              </table:table-cell>
              <table:table-cell office:value-type="float" office:value="0.29172">
                <text:p>0.29172</text:p>
              </table:table-cell>
            </table:table-row>
            <table:table-row>
              <table:table-cell office:value-type="string">
                <text:p>2015b</text:p>
              </table:table-cell>
              <table:table-cell office:value-type="float" office:value="1.40936">
                <text:p>1.40936</text:p>
              </table:table-cell>
              <table:table-cell office:value-type="float" office:value="0.222277">
                <text:p>0.222277</text:p>
              </table:table-cell>
              <table:table-cell office:value-type="float" office:value="1.53944">
                <text:p>1.53944</text:p>
              </table:table-cell>
              <table:table-cell office:value-type="float" office:value="0.216446">
                <text:p>0.216446</text:p>
              </table:table-cell>
            </table:table-row>
            <table:table-row>
              <table:table-cell office:value-type="string">
                <text:p>2016a</text:p>
              </table:table-cell>
              <table:table-cell office:value-type="float" office:value="1.40353">
                <text:p>1.40353</text:p>
              </table:table-cell>
              <table:table-cell office:value-type="float" office:value="0.222607">
                <text:p>0.222607</text:p>
              </table:table-cell>
              <table:table-cell office:value-type="float" office:value="1.54994">
                <text:p>1.54994</text:p>
              </table:table-cell>
              <table:table-cell office:value-type="float" office:value="0.205019">
                <text:p>0.205019</text:p>
              </table:table-cell>
            </table:table-row>
            <table:table-row>
              <table:table-cell office:value-type="string">
                <text:p>2016b</text:p>
              </table:table-cell>
              <table:table-cell office:value-type="float" office:value="0.671446">
                <text:p>0.671446</text:p>
              </table:table-cell>
              <table:table-cell office:value-type="float" office:value="0.161259">
                <text:p>0.161259</text:p>
              </table:table-cell>
              <table:table-cell office:value-type="float" office:value="0.773532">
                <text:p>0.773532</text:p>
              </table:table-cell>
              <table:table-cell office:value-type="float" office:value="0.162672">
                <text:p>0.162672</text:p>
              </table:table-cell>
            </table:table-row>
            <table:table-row>
              <table:table-cell office:value-type="string">
                <text:p>2017a</text:p>
              </table:table-cell>
              <table:table-cell office:value-type="float" office:value="0.675078">
                <text:p>0.675078</text:p>
              </table:table-cell>
              <table:table-cell office:value-type="float" office:value="0.16384">
                <text:p>0.16384</text:p>
              </table:table-cell>
              <table:table-cell office:value-type="float" office:value="0.923614">
                <text:p>0.923614</text:p>
              </table:table-cell>
              <table:table-cell office:value-type="float" office:value="0.158938">
                <text:p>0.158938</text:p>
              </table:table-cell>
            </table:table-row>
            <table:table-row>
              <table:table-cell office:value-type="string">
                <text:p>2017b</text:p>
              </table:table-cell>
              <table:table-cell office:value-type="float" office:value="0.646029">
                <text:p>0.646029</text:p>
              </table:table-cell>
              <table:table-cell office:value-type="float" office:value="0.156689">
                <text:p>0.156689</text:p>
              </table:table-cell>
              <table:table-cell office:value-type="float" office:value="19.2202">
                <text:p>19.2202</text:p>
              </table:table-cell>
              <table:table-cell office:value-type="float" office:value="0.164099">
                <text:p>0.164099</text:p>
              </table:table-cell>
            </table:table-row>
            <table:table-row>
              <table:table-cell office:value-type="string">
                <text:p>2018a</text:p>
              </table:table-cell>
              <table:table-cell office:value-type="float" office:value="0.63493">
                <text:p>0.63493</text:p>
              </table:table-cell>
              <table:table-cell office:value-type="float" office:value="0.157874">
                <text:p>0.157874</text:p>
              </table:table-cell>
              <table:table-cell office:value-type="float" office:value="0.694106">
                <text:p>0.694106</text:p>
              </table:table-cell>
              <table:table-cell office:value-type="float" office:value="0.1454">
                <text:p>0.1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